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E000001AF745E0700B71FB1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399cm" svg:x="1cm" svg:y="9.15cm">
          <draw:image xlink:href="Pictures/10000001000002CE000001AF745E0700B71FB1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2-07T08:47:26.663271692</dc:date>
    <meta:editing-duration>PT14H58M55S</meta:editing-duration>
    <meta:editing-cycles>1</meta:editing-cycles>
    <meta:document-statistic meta:object-count="1"/>
    <meta:generator>LibreOffice/7.3.7.2$Linux_X86_64 LibreOffice_project/30$Build-2</meta:generator>
  </office:meta>
</office:document-meta>
</file>